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Calibri" fo:text-shadow="none" style:text-underline-mode="continuous" style:text-overline-mode="continuous" style:text-line-through-mode="continuous" style:font-name-asian="Calibri" style:font-name-complex="Calibri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Calibri" fo:text-shadow="none" fo:font-weight="bold" style:text-underline-mode="continuous" style:text-overline-mode="continuous" style:text-line-through-mode="continuous" style:font-name-asian="Calibri" style:font-weight-asian="bold" style:font-name-complex="Calibri" style:font-weight-complex="bold" style:text-emphasize="none" style:font-relief="none" style:text-overline-style="none" style:text-overline-color="font-color"/>
    </style:style>
    <style:style style:name="T1" style:family="text">
      <style:text-properties fo:color="#090000" style:font-name="Calibri" fo:font-size="14pt" fo:font-weight="bold" style:font-name-asian="Calibri" style:font-size-asian="14pt" style:font-weight-asian="bold" style:font-name-complex="Calibri" style:font-size-complex="8pt" style:font-weight-complex="bold"/>
    </style:style>
    <style:style style:name="T2" style:family="text">
      <style:text-properties fo:color="#090000"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6.80000019073486pt" style:font-weight-complex="bold"/>
    </style:style>
    <style:style style:name="T3" style:family="text">
      <style:text-properties fo:color="#808080" style:font-name="Calibri" fo:font-size="8pt" fo:font-style="italic" style:text-underline-style="none" fo:font-weight="bold" style:font-name-asian="Calibri" style:font-size-asian="8pt" style:font-style-asian="italic" style:font-weight-asian="bold" style:font-name-complex="Calibri" style:font-size-complex="4.59999990463257pt" style:font-style-complex="italic" style:font-weight-complex="bold"/>
    </style:style>
    <style:style style:name="T4" style:family="text">
      <style:text-properties fo:color="#090000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6.80000019073486pt" style:font-style-complex="normal" style:font-weight-complex="normal"/>
    </style:style>
    <style:style style:name="T5" style:family="text">
      <style:text-properties fo:color="#808080" style:font-name="Calibri" fo:font-size="8pt" fo:font-style="italic" style:text-underline-style="none" fo:font-weight="normal" style:font-name-asian="Calibri" style:font-size-asian="8pt" style:font-style-asian="italic" style:font-weight-asian="normal" style:font-name-complex="Calibri" style:font-size-complex="4.59999990463257pt" style:font-style-complex="italic" style:font-weight-complex="normal"/>
    </style:style>
    <style:style style:name="T6" style:family="text">
      <style:text-properties fo:color="#090000" style:font-name="Calibri" fo:font-size="14pt" fo:font-style="normal" style:text-underline-style="none" fo:font-weight="bold" style:font-name-asian="Calibri" style:font-size-asian="14pt" style:font-style-asian="normal" style:font-weight-asian="bold" style:font-name-complex="Calibri" style:font-size-complex="8pt" style:font-style-complex="normal" style:font-weight-complex="bold"/>
    </style:style>
    <style:style style:name="T7" style:family="text">
      <style:text-properties fo:color="#090000" style:font-name="Calibri" fo:font-size="12pt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6.80000019073486pt" style:font-style-complex="normal" style:font-weight-complex="bold"/>
    </style:style>
    <style:style style:name="T8" style:family="text">
      <style:text-properties fo:color="#0000ff" style:font-name="Calibri" fo:font-size="12pt" fo:font-style="italic" style:text-underline-style="none" fo:font-weight="normal" style:font-name-asian="Calibri" style:font-size-asian="12pt" style:font-style-asian="italic" style:font-weight-asian="normal" style:font-name-complex="Calibri" style:font-size-complex="6.80000019073486pt" style:font-style-complex="italic" style:font-weight-complex="normal"/>
    </style:style>
    <style:style style:name="T9" style:family="text">
      <style:text-properties fo:color="#0000ff" style:text-position="14% 100%" style:font-name="Calibri" fo:font-size="8pt" fo:font-style="normal" style:text-underline-style="none" fo:font-weight="bold" style:font-name-asian="Calibri" style:font-size-asian="8pt" style:font-style-asian="normal" style:font-weight-asian="bold" style:font-name-complex="Calibri" style:font-size-complex="4.59999990463257pt" style:font-style-complex="normal" style:font-weight-complex="bold"/>
    </style:style>
    <style:style style:name="T10" style:family="text">
      <style:text-properties fo:color="#090000" style:text-position="0% 100%" style:font-name="Calibri" fo:font-size="14pt" fo:font-style="normal" style:text-underline-style="none" fo:font-weight="bold" style:font-name-asian="Calibri" style:font-size-asian="14pt" style:font-style-asian="normal" style:font-weight-asian="bold" style:font-name-complex="Calibri" style:font-size-complex="8pt" style:font-style-complex="normal" style:font-weight-complex="bold"/>
    </style:style>
    <style:style style:name="T11" style:family="text">
      <style:text-properties fo:color="#090000" style:text-position="0% 100%" style:font-name="Calibri" fo:font-size="12pt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6.80000019073486pt" style:font-style-complex="normal" style:font-weight-complex="bold"/>
    </style:style>
    <style:style style:name="T12" style:family="text">
      <style:text-properties fo:color="#808080" style:text-position="0% 100%" style:font-name="Calibri" fo:font-size="8pt" fo:font-style="italic" style:text-underline-style="none" fo:font-weight="bold" style:font-name-asian="Calibri" style:font-size-asian="8pt" style:font-style-asian="italic" style:font-weight-asian="bold" style:font-name-complex="Calibri" style:font-size-complex="4.59999990463257pt" style:font-style-complex="italic" style:font-weight-complex="bold"/>
    </style:style>
    <style:style style:name="T13" style:family="text">
      <style:text-properties fo:color="#090000" style:text-position="0% 100%" style:font-name="Calibri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6.80000019073486pt" style:font-style-complex="normal" style:font-weight-complex="normal"/>
    </style:style>
    <style:style style:name="T14" style:family="text">
      <style:text-properties fo:color="#808080" style:text-position="0% 100%" style:font-name="Calibri" fo:font-size="8pt" fo:font-style="italic" style:text-underline-style="none" fo:font-weight="normal" style:font-name-asian="Calibri" style:font-size-asian="8pt" style:font-style-asian="italic" style:font-weight-asian="normal" style:font-name-complex="Calibri" style:font-size-complex="4.59999990463257pt" style:font-style-complex="italic" style:font-weight-complex="normal"/>
    </style:style>
    <style:style style:name="T15" style:family="text">
      <style:text-properties fo:color="#0000ff" style:text-position="0% 100%" style:font-name="Calibri" fo:font-size="12pt" fo:font-style="italic" style:text-underline-style="none" fo:font-weight="normal" style:font-name-asian="Calibri" style:font-size-asian="12pt" style:font-style-asian="italic" style:font-weight-asian="normal" style:font-name-complex="Calibri" style:font-size-complex="6.80000019073486pt" style:font-style-complex="italic" style:font-weight-complex="normal"/>
    </style:style>
    <style:style style:name="T16" style:family="text">
      <style:text-properties fo:color="#0000ff" style:text-position="0% 100%" style:font-name="Calibri" fo:font-size="12pt" fo:font-style="italic" style:text-underline-style="none" fo:font-weight="bold" style:font-name-asian="Calibri" style:font-size-asian="12pt" style:font-style-asian="italic" style:font-weight-asian="bold" style:font-name-complex="Calibri" style:font-size-complex="6.80000019073486pt" style:font-style-complex="italic" style:font-weight-complex="bold"/>
    </style:style>
    <style:style style:name="T17" style:family="text">
      <style:text-properties fo:color="#0000ff" style:text-position="0% 100%" style:font-name="Calibri" fo:font-size="12pt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6.80000019073486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row table:style-name="ro2">
          <table:table-cell office:value-type="string">
            <text:p><text:span text:style-name="T1">supplier = (</text:span><text:span text:style-name="T2">sup_id</text:span><text:span text:style-name="T3"> INT AUTO_INCREMENT</text:span><text:span text:style-name="T4">, adress</text:span><text:span text:style-name="T5"> VARCHAR(50) </text:span><text:span text:style-name="T4">, surName</text:span><text:span text:style-name="T3"> VARCHAR(30) </text:span><text:span text:style-name="T4">, firstName</text:span><text:span text:style-name="T3"> VARCHAR(30) </text:span><text:span text:style-name="T4">, phone</text:span><text:span text:style-name="T5"> VARCHAR(20) </text:span><text:span text:style-name="T4">, email</text:span><text:span text:style-name="T3"> VARCHAR(50) </text:span><text:span text:style-name="T6">);</text:span></text:p>
          </table:table-cell>
        </table:table-row>
        <table:table-row table:style-name="ro2">
          <table:table-cell office:value-type="string">
            <text:p><text:span text:style-name="T6">Rubrique = (</text:span><text:span text:style-name="T7">r_id</text:span><text:span text:style-name="T3"> INT AUTO_INCREMENT</text:span><text:span text:style-name="T4">, name</text:span><text:span text:style-name="T3"> VARCHAR(50) </text:span><text:span text:style-name="T6">);</text:span></text:p>
          </table:table-cell>
        </table:table-row>
        <table:table-row table:style-name="ro2">
          <table:table-cell office:value-type="string">
            <text:p><text:span text:style-name="T6">Employee = (</text:span><text:span text:style-name="T7">emp_id</text:span><text:span text:style-name="T3"> INT AUTO_INCREMENT</text:span><text:span text:style-name="T4">, team</text:span><text:span text:style-name="T5"> VARCHAR(15) </text:span><text:span text:style-name="T4">, surName</text:span><text:span text:style-name="T3"> VARCHAR(30) </text:span><text:span text:style-name="T4">, adress</text:span><text:span text:style-name="T3"> VARCHAR(255) </text:span><text:span text:style-name="T4">, postCode</text:span><text:span text:style-name="T3"> VARCHAR(6) </text:span><text:span text:style-name="T4">, firstName</text:span><text:span text:style-name="T3"> VARCHAR(30) </text:span><text:span text:style-name="T8">, #sup_id, #emp_id_1</text:span><text:span text:style-name="T9">*</text:span><text:span text:style-name="T10">);</text:span></text:p>
          </table:table-cell>
        </table:table-row>
        <table:table-row table:style-name="ro2">
          <table:table-cell office:value-type="string">
            <text:p><text:span text:style-name="T10">Users = (</text:span><text:span text:style-name="T11">user_id</text:span><text:span text:style-name="T12"> INT AUTO_INCREMENT</text:span><text:span text:style-name="T13">, statut</text:span><text:span text:style-name="T12"> BOOLEAN</text:span><text:span text:style-name="T13">, surName</text:span><text:span text:style-name="T12"> VARCHAR(30) </text:span><text:span text:style-name="T13">, firstName</text:span><text:span text:style-name="T12"> VARCHAR(30) </text:span><text:span text:style-name="T13">, billingAdress</text:span><text:span text:style-name="T12"> VARCHAR(255) </text:span><text:span text:style-name="T13">, billingPostCode</text:span><text:span text:style-name="T12"> VARCHAR(6) </text:span><text:span text:style-name="T13">, deliveryAdress</text:span><text:span text:style-name="T14"> VARCHAR(255) </text:span><text:span text:style-name="T13">, deliveryPostCode</text:span><text:span text:style-name="T14"> VARCHAR(6) </text:span><text:span text:style-name="T13">, email</text:span><text:span text:style-name="T12"> VARCHAR(50) </text:span><text:span text:style-name="T13">, password</text:span><text:span text:style-name="T12"> VARCHAR(50) </text:span><text:span text:style-name="T13">, archive</text:span><text:span text:style-name="T14"> VARCHAR(50) </text:span><text:span text:style-name="T15">, #emp_id</text:span><text:span text:style-name="T10">);</text:span></text:p>
          </table:table-cell>
        </table:table-row>
        <table:table-row table:style-name="ro2">
          <table:table-cell office:value-type="string">
            <text:p><text:span text:style-name="T10">Commande = (</text:span><text:span text:style-name="T11">com_id</text:span><text:span text:style-name="T12"> INT AUTO_INCREMENT</text:span><text:span text:style-name="T13">, dateCom</text:span><text:span text:style-name="T12"> DATETIME</text:span><text:span text:style-name="T13">, numDeliveryCode</text:span><text:span text:style-name="T12"> VARCHAR(15) </text:span><text:span text:style-name="T13">, dateDelivery</text:span><text:span text:style-name="T12"> DATETIME</text:span><text:span text:style-name="T13">, coefCli</text:span><text:span text:style-name="T12"> SMALLINT</text:span><text:span text:style-name="T13">, billPrice</text:span><text:span text:style-name="T12"> DECIMAL(5,2) <text:s/></text:span><text:span text:style-name="T15">, #user_id, #emp_id</text:span><text:span text:style-name="T10">);</text:span></text:p>
          </table:table-cell>
        </table:table-row>
        <table:table-row table:style-name="ro2">
          <table:table-cell office:value-type="string">
            <text:p><text:span text:style-name="T10">sousRubrique = (</text:span><text:span text:style-name="T11">sr_id</text:span><text:span text:style-name="T12"> INT AUTO_INCREMENT</text:span><text:span text:style-name="T13">, name</text:span><text:span text:style-name="T12"> VARCHAR(50) </text:span><text:span text:style-name="T15">, #r_id</text:span><text:span text:style-name="T10">);</text:span></text:p>
          </table:table-cell>
        </table:table-row>
        <table:table-row table:style-name="ro2">
          <table:table-cell office:value-type="string">
            <text:p><text:span text:style-name="T10">Product = (</text:span><text:span text:style-name="T11">prod_id</text:span><text:span text:style-name="T12"> INT AUTO_INCREMENT</text:span><text:span text:style-name="T13">, name</text:span><text:span text:style-name="T12"> VARCHAR(30) </text:span><text:span text:style-name="T13">, label</text:span><text:span text:style-name="T12"> VARCHAR(50) </text:span><text:span text:style-name="T13">, descri</text:span><text:span text:style-name="T12"> TEXT</text:span><text:span text:style-name="T13">, dateCreate</text:span><text:span text:style-name="T12"> DATETIME</text:span><text:span text:style-name="T13">, price</text:span><text:span text:style-name="T12"> DECIMAL(5,2) <text:s/></text:span><text:span text:style-name="T15">, #sup_id, #sr_id</text:span><text:span text:style-name="T10">);</text:span></text:p>
          </table:table-cell>
        </table:table-row>
        <table:table-row table:style-name="ro2">
          <table:table-cell office:value-type="string">
            <text:p><text:span text:style-name="T10">banquePhoto = (</text:span><text:span text:style-name="T11">pho_id</text:span><text:span text:style-name="T12"> INT AUTO_INCREMENT</text:span><text:span text:style-name="T13">, photo</text:span><text:span text:style-name="T14"> VARCHAR(255) </text:span><text:span text:style-name="T15">, </text:span><text:span text:style-name="T16">#r_id</text:span><text:span text:style-name="T15">, </text:span><text:span text:style-name="T16">#sr_id</text:span><text:span text:style-name="T15">, #prod_id</text:span><text:span text:style-name="T10">);</text:span></text:p>
          </table:table-cell>
        </table:table-row>
        <table:table-row table:style-name="ro2">
          <table:table-cell table:style-name="ce2" office:value-type="string">
            <text:p><text:span text:style-name="T10">controle = (</text:span><text:span text:style-name="T17">#com_id, #prod_id</text:span><text:span text:style-name="T10">);</text:span></text:p>
          </table:table-cell>
        </table:table-row>
        <table:table-row table:style-name="ro2">
          <table:table-cell table:style-name="ce2" office:value-type="string">
            <text:p><text:span text:style-name="T10">achete = (</text:span><text:span text:style-name="T17">#user_id, #prod_id</text:span><text:span text:style-name="T10">);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8">08/10/2023</text:date>, <text:time>21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8M27S</meta:editing-duration>
    <meta:editing-cycles>7</meta:editing-cycles>
    <meta:generator>OpenOffice/4.1.14$Win32 OpenOffice.org_project/4114m1$Build-9811</meta:generator>
    <dc:date>2023-10-08T21:49:52.24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